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ail" svg:font-family="Arail"/>
    <style:font-face style:name="Symbol" svg:font-family="Symbol"/>
    <style:font-face style:name="Courier New" svg:font-family="'Courier New'" style:font-family-generic="moder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4pt" style:font-weight-complex="bold"/>
    </style:style>
    <style:style style:name="P3" style:family="paragraph" style:parent-style-name="Standard">
      <style:text-properties fo:color="#373737" style:font-name="Arial1" fo:font-size="14pt" style:text-underline-style="none" fo:font-weight="bold" style:font-size-asian="12.25pt" style:font-weight-asian="bold" style:font-name-complex="Arial1" style:font-size-complex="14pt" style:font-weight-complex="bold"/>
    </style:style>
    <style:style style:name="P4" style:family="paragraph" style:parent-style-name="Standard"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1809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0d45f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373737" style:font-name="Arial1" fo:font-size="14pt" officeooo:rsid="00168d9d" officeooo:paragraph-rsid="00168d9d" style:font-size-asian="14pt" style:font-name-complex="Arial1" style:font-size-complex="14pt"/>
    </style:style>
    <style:style style:name="P8" style:family="paragraph" style:parent-style-name="Standard" style:list-style-name="L2">
      <style:text-properties officeooo:paragraph-rsid="000f99e9"/>
    </style:style>
    <style:style style:name="P9" style:family="paragraph" style:parent-style-name="Standard" style:list-style-name="L2">
      <style:text-properties officeooo:rsid="000f99e9" officeooo:paragraph-rsid="000f99e9"/>
    </style:style>
    <style:style style:name="P10" style:family="paragraph" style:parent-style-name="Standard" style:list-style-name="L2">
      <style:text-properties fo:color="#373737" style:font-name="Arial1" fo:font-size="14pt" style:text-underline-style="none" fo:font-weight="normal" officeooo:rsid="000f99e9" officeooo:paragraph-rsid="000f99e9" style:font-size-asian="12.25pt" style:font-weight-asian="normal" style:font-name-complex="Arial1" style:font-size-complex="14pt" style:font-weight-complex="normal"/>
    </style:style>
    <style:style style:name="P11" style:family="paragraph" style:parent-style-name="Standard" style:list-style-name="L1" style:master-page-name="Standard">
      <style:paragraph-properties fo:text-align="center" style:justify-single-word="false" style:page-number="auto"/>
      <style:text-properties fo:color="#000000" style:font-name="Arial1" fo:font-size="20pt" fo:font-weight="bold" style:letter-kerning="true" fo:background-color="#ffffff" style:font-name-asian="Times New Roman" style:font-size-asian="20pt" style:font-weight-asian="bold" style:font-name-complex="Arial1" style:font-size-complex="22.5pt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13" style:family="paragraph" style:parent-style-name="List_20_Paragraph" style:list-style-name="WW8Num1">
      <style:text-properties fo:color="#373737" style:font-name="Arial1" fo:font-size="16pt" officeooo:paragraph-rsid="0012a6c9" style:font-size-asian="16pt" style:font-name-complex="Arial1" style:font-size-complex="14pt"/>
    </style:style>
    <style:style style:name="P14" style:family="paragraph" style:parent-style-name="List_20_Paragraph" style:list-style-name="WW8Num1">
      <style:text-properties fo:color="#373737" style:font-name="Arial1" fo:font-size="16pt" officeooo:paragraph-rsid="000f99e9" style:font-size-asian="16pt" style:font-name-complex="Arial1" style:font-size-complex="14pt"/>
    </style:style>
    <style:style style:name="P15" style:family="paragraph" style:parent-style-name="List_20_Paragraph" style:list-style-name="WW8Num1">
      <style:text-properties fo:color="#373737" style:font-name="Arial1" fo:font-size="16pt" officeooo:paragraph-rsid="0025566a" style:font-size-asian="16pt" style:font-name-complex="Arial1" style:font-size-complex="14pt"/>
    </style:style>
    <style:style style:name="P16" style:family="paragraph" style:parent-style-name="List_20_Paragraph" style:list-style-name="WW8Num1">
      <style:text-properties fo:color="#373737" style:font-name="Arial1" fo:font-size="16pt" officeooo:rsid="0012a6c9" officeooo:paragraph-rsid="0012a6c9" style:font-size-asian="16pt" style:font-name-complex="Arial1" style:font-size-complex="14pt"/>
    </style:style>
    <style:style style:name="P17" style:family="paragraph" style:parent-style-name="List_20_Paragraph" style:list-style-name="WW8Num1">
      <style:text-properties fo:color="#373737" style:font-name="Arial1" fo:font-size="16pt" officeooo:rsid="000bd8b2" officeooo:paragraph-rsid="000f99e9" style:font-size-asian="16pt" style:font-name-complex="Arial1" style:font-size-complex="14pt"/>
    </style:style>
    <style:style style:name="P18" style:family="paragraph" style:parent-style-name="List_20_Paragraph" style:list-style-name="WW8Num1">
      <style:text-properties fo:color="#373737" style:font-name="Arial1" fo:font-size="16pt" officeooo:rsid="0022c958" officeooo:paragraph-rsid="0022c958" style:font-size-asian="16pt" style:font-name-complex="Arial1" style:font-size-complex="14pt"/>
    </style:style>
    <style:style style:name="P19" style:family="paragraph" style:parent-style-name="List_20_Paragraph" style:list-style-name="WW8Num2">
      <style:text-properties fo:color="#373737" style:font-name="Arial1" fo:font-size="14pt" style:font-size-asian="14pt" style:font-name-complex="Arial1" style:font-size-complex="14pt"/>
    </style:style>
    <style:style style:name="P20" style:family="paragraph" style:parent-style-name="List_20_Paragraph" style:list-style-name="WW8Num2"/>
    <style:style style:name="P21" style:family="paragraph" style:parent-style-name="List_20_Paragraph" style:list-style-name="WW8Num1">
      <style:paragraph-properties fo:margin-left="0cm" fo:margin-right="0cm" fo:text-indent="0cm" style:auto-text-indent="false"/>
      <style:text-properties fo:color="#373737" style:font-name="Arial1" fo:font-size="16pt" officeooo:paragraph-rsid="000f99e9" style:font-size-asian="16pt" style:font-name-complex="Arial1" style:font-size-complex="14pt"/>
    </style:style>
    <style:style style:name="P22" style:family="paragraph" style:parent-style-name="List_20_Paragraph" style:list-style-name="WW8Num1">
      <style:paragraph-properties fo:margin-left="0cm" fo:margin-right="0cm" fo:text-indent="0cm" style:auto-text-indent="false"/>
      <style:text-properties fo:color="#373737" style:font-name="Arial1" fo:font-size="16pt" officeooo:paragraph-rsid="000f99e9" style:font-size-asian="16pt" style:font-name-complex="Arial1" style:font-size-complex="14pt"/>
    </style:style>
    <style:style style:name="P23" style:family="paragraph" style:parent-style-name="List_20_Paragraph" style:list-style-name="WW8Num1">
      <style:paragraph-properties fo:margin-left="0cm" fo:margin-right="0cm" fo:text-indent="0cm" style:auto-text-indent="false"/>
      <style:text-properties fo:color="#373737" style:font-name="Arial1" fo:font-size="16pt" officeooo:paragraph-rsid="0025566a" style:font-size-asian="16pt" style:font-name-complex="Arial1" style:font-size-complex="14pt"/>
    </style:style>
    <style:style style:name="P24" style:family="paragraph">
      <style:text-properties style:font-name="Arial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style:font-name="Arial"/>
    </style:style>
    <style:style style:name="P27" style:family="paragraph">
      <style:text-properties style:font-name="Arial"/>
    </style:style>
    <style:style style:name="P28" style:family="paragraph">
      <style:text-properties style:font-name="Arial" fo:font-size="15pt" style:font-size-asian="15pt" style:font-size-complex="15pt"/>
    </style:style>
    <style:style style:name="P29" style:family="paragraph">
      <style:paragraph-properties fo:text-align="center"/>
      <style:text-properties style:font-name="Arail" fo:font-size="15pt" style:font-size-asian="15pt" style:font-size-complex="15pt"/>
    </style:style>
    <style:style style:name="T1" style:family="text">
      <style:text-properties fo:color="#373737" style:font-name="Arial1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4pt" style:font-weight-complex="bold"/>
    </style:style>
    <style:style style:name="T3" style:family="text">
      <style:text-properties fo:color="#373737" style:font-name="Arial1" fo:font-size="18pt" style:text-underline-style="solid" style:text-underline-width="auto" style:text-underline-color="font-color" fo:font-weight="bold" officeooo:rsid="000d45fd" style:font-size-asian="18pt" style:font-weight-asian="bold" style:font-name-complex="Arial1" style:font-size-complex="14pt" style:font-weight-complex="bold"/>
    </style:style>
    <style:style style:name="T4" style:family="text">
      <style:text-properties fo:color="#373737" style:font-name="Arial1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5" style:family="text">
      <style:text-properties fo:color="#373737" style:font-name="Arial1" fo:font-size="18pt" style:text-underline-style="solid" style:text-underline-width="auto" style:text-underline-color="font-color" style:font-size-asian="18pt" style:font-name-complex="Arial1" style:font-size-complex="14pt"/>
    </style:style>
    <style:style style:name="T6" style:family="text">
      <style:text-properties fo:color="#373737" style:font-name="Arial1" fo:font-size="18pt" style:text-underline-style="solid" style:text-underline-width="auto" style:text-underline-color="font-color" officeooo:rsid="000d45fd" style:font-size-asian="18pt" style:font-name-complex="Arial1" style:font-size-complex="14pt"/>
    </style:style>
    <style:style style:name="T7" style:family="text">
      <style:text-properties fo:color="#373737" style:font-name="Arial1" fo:font-size="14pt" fo:font-weight="bold" style:font-size-asian="14pt" style:font-weight-asian="bold" style:font-name-complex="Arial1" style:font-size-complex="14pt" style:font-weight-complex="bold"/>
    </style:style>
    <style:style style:name="T8" style:family="text">
      <style:text-properties fo:color="#373737" style:font-name="Arial1" fo:font-size="14pt" style:font-size-asian="14pt" style:font-name-complex="Arial1" style:font-size-complex="14pt"/>
    </style:style>
    <style:style style:name="T9" style:family="text">
      <style:text-properties fo:color="#373737" style:font-name="Arial1" fo:font-size="14pt" officeooo:rsid="00118093" style:font-size-asian="14pt" style:font-name-complex="Arial1" style:font-size-complex="14pt"/>
    </style:style>
    <style:style style:name="T10" style:family="text">
      <style:text-properties fo:color="#373737" style:font-name="Arial1" fo:font-size="14pt" style:text-underline-style="none" fo:font-weight="bold" style:font-size-asian="12.25pt" style:font-weight-asian="bold" style:font-name-complex="Arial1" style:font-size-complex="14pt" style:font-weight-complex="bold"/>
    </style:style>
    <style:style style:name="T11" style:family="text">
      <style:text-properties fo:color="#373737" style:font-name="Arial1" fo:font-size="14pt" style:text-underline-style="none" fo:font-weight="bold" officeooo:rsid="000f99e9" style:font-size-asian="12.25pt" style:font-weight-asian="bold" style:font-name-complex="Arial1" style:font-size-complex="14pt" style:font-weight-complex="bold"/>
    </style:style>
    <style:style style:name="T12" style:family="text">
      <style:text-properties fo:color="#373737" style:font-name="Arial1" fo:font-size="14pt" style:text-underline-style="none" fo:font-weight="normal" style:font-size-asian="12.25pt" style:font-weight-asian="normal" style:font-name-complex="Arial1" style:font-size-complex="14pt" style:font-weight-complex="normal"/>
    </style:style>
    <style:style style:name="T13" style:family="text">
      <style:text-properties fo:color="#373737" style:font-name="Arial1" fo:font-size="14pt" style:text-underline-style="none" fo:font-weight="normal" officeooo:rsid="000f99e9" style:font-size-asian="12.25pt" style:font-weight-asian="normal" style:font-name-complex="Arial1" style:font-size-complex="14pt" style:font-weight-complex="normal"/>
    </style:style>
    <style:style style:name="T14" style:family="text">
      <style:text-properties officeooo:rsid="000bd8b2"/>
    </style:style>
    <style:style style:name="T15" style:family="text">
      <style:text-properties fo:font-weight="normal" officeooo:rsid="000bd8b2" style:font-weight-asian="normal" style:font-weight-complex="normal"/>
    </style:style>
    <style:style style:name="T16" style:family="text">
      <style:text-properties fo:font-weight="normal" officeooo:rsid="000d45fd" style:font-weight-asian="normal" style:font-weight-complex="normal"/>
    </style:style>
    <style:style style:name="T17" style:family="text">
      <style:text-properties officeooo:rsid="0012a6c9"/>
    </style:style>
    <style:style style:name="T18" style:family="text">
      <style:text-properties officeooo:rsid="0016c8e9"/>
    </style:style>
    <style:style style:name="T19" style:family="text">
      <style:text-properties officeooo:rsid="001bcb84"/>
    </style:style>
    <style:style style:name="T20" style:family="text">
      <style:text-properties officeooo:rsid="0022c958"/>
    </style:style>
    <style:style style:name="T21" style:family="text">
      <style:text-properties officeooo:rsid="0025566a"/>
    </style:style>
    <style:style style:name="T2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23" style:family="text">
      <style:text-properties style:font-name="Arial" fo:font-size="15pt" style:font-size-asian="15pt" style:font-size-complex="15pt"/>
    </style:style>
    <style:style style:name="T24" style:family="text">
      <style:text-properties style:font-name="Arail" fo:font-size="15pt" style:font-size-asian="15pt" style:font-size-complex="15pt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628cm" fo:min-width="1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41cm" fo:min-width="2.6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293cm" fo:min-width="3.2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184cm" fo:min-width="3.4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365cm" fo:min-width="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1.766cm" fo:min-width="2.2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720103253285888997" text:style-name="L1">
        <text:list-header>
          <text:p text:style-name="P11">Daily Expense Tracker System</text:p>
        </text:list-header>
      </text:list>
      <text:p text:style-name="Standard"/>
      <text:p text:style-name="P1">Problem Statemen<text:span text:style-name="T20">t</text:span> :</text:p>
      <text:p text:style-name="P3"><text:tab/><text:span text:style-name="T14">T</text:span><text:span text:style-name="T15">he name itself suggests, this project is an attempt to manage our daily expenses in a more efficient and manageable way. </text:span><text:span text:style-name="T16">There is no as such complete solution present easily or we should say free of cost which enables a person to keep track of its daily expenditure easily. </text:span><text:span text:style-name="T15">Instead of keeping a dairy or a log of the expenses on the smart-phones or laptops, this system enables the user to not just keep the tab on the expenses but also to plan ahead keeping the past budget in mind. </text:span></text:p>
      <text:p text:style-name="P5"><text:span text:style-name="T4">Aim</text:span><text:span text:style-name="T1"> :</text:span><text:span text:style-name="T7"> </text:span></text:p>
      <text:p text:style-name="P5"><text:span text:style-name="T7"><text:tab/></text:span><text:span text:style-name="T8">Daily Expense Tracker System is a system which will keep a track of Income-Expense of a House-Wife on a day to day basis, This System takes Income from House-Wife and divides in daily expense allowed, If </text:span><text:span text:style-name="T9">you</text:span><text:span text:style-name="T8"> exceed that day’s expense it will cut i</text:span><text:span text:style-name="T9">t</text:span><text:span text:style-name="T8"> from your income and give new daily expense allowed </text:span><text:span text:style-name="T9">amount</text:span><text:span text:style-name="T8">, and if that day’s expense is less, it will add it in savings. Daily expense tracking System will generate report at the end of month to show Income-Expense </text:span><text:span text:style-name="T9">Graph.</text:span></text:p>
      <text:p text:style-name="Standard"><text:span text:style-name="T2">Functional Requirements :</text:span><text:span text:style-name="T5"> </text:span></text:p>
      <text:list xml:id="list8901852077345581070" text:style-name="WW8Num1">
        <text:list-item>
          <text:p text:style-name="P13">User Regist<text:span text:style-name="T17">ration.</text:span></text:p>
        </text:list-item>
        <text:list-item>
          <text:p text:style-name="P16">User Login System.</text:p>
        </text:list-item>
        <text:list-item>
          <text:p text:style-name="P14">Add Expense<text:span text:style-name="T17">s.</text:span></text:p>
        </text:list-item>
        <text:list-item>
          <text:p text:style-name="P14">Add Income.</text:p>
        </text:list-item>
        <text:list-item>
          <text:p text:style-name="P17">Delete, change the current entered bill entry efficiently.</text:p>
        </text:list-item>
        <text:list-item>
          <text:p text:style-name="P17">User can attach the bill image(optional) for his or her own reminder.</text:p>
        </text:list-item>
        <text:list-item>
          <text:p text:style-name="P18">Add friends - The system will add other people for collaborating the expenses with the user</text:p>
        </text:list-item>
        <text:list-item>
          <text:p text:style-name="P18"><text:soft-page-break/>Add Group – This will allow to share the history of user account with the people in a group.</text:p>
        </text:list-item>
        <text:list-item>
          <text:p text:style-name="P15">View Income-Expense <text:span text:style-name="T17">Graph</text:span>.</text:p>
          <text:p text:style-name="P23"><text:span text:style-name="T21"><text:s text:c="4"/>10. </text:span>Savings.</text:p>
          <text:p text:style-name="P21"><text:s text:c="4"/><text:span text:style-name="T21">11. </text:span>Add savings to income for next month.</text:p>
          <text:p text:style-name="P21"/>
        </text:list-item>
      </text:list>
      <text:p text:style-name="P6"><text:span text:style-name="T3">Non-functional Requirements :</text:span><text:span text:style-name="T6"> </text:span></text:p>
      <text:list xml:id="list6058551605453568349" text:style-name="L2">
        <text:list-item>
          <text:p text:style-name="P8"><text:span text:style-name="T11">Reliability: </text:span><text:span text:style-name="T13">There is no risk of data loss &amp; the internal evaluation of data is well coded.</text:span></text:p>
        </text:list-item>
        <text:list-item>
          <text:p text:style-name="P9"><text:span text:style-name="T10">Supportability:</text:span><text:span text:style-name="T12"> Maintainability of the system is easy.</text:span></text:p>
        </text:list-item>
        <text:list-item>
          <text:p text:style-name="P9"><text:span text:style-name="T10">Availability</text:span><text:span text:style-name="T12"> : The system is available all the time, no time constraint.</text:span></text:p>
          <text:p text:style-name="P10"/>
        </text:list-item>
      </text:list>
      <text:p text:style-name="P4">Software Requirements:</text:p>
      <text:list xml:id="list2377942521311558896" text:style-name="WW8Num2">
        <text:list-item>
          <text:p text:style-name="P20"><text:span text:style-name="T7">Apache Cordova </text:span><text:span text:style-name="T8">(formerly </text:span><text:span text:style-name="T7">Ionic</text:span><text:span text:style-name="T8">) is a framework that allows developers to create cross-platform mobile applications using web technologies like </text:span><text:span text:style-name="T7">HTML, JavaScript, and CSS.</text:span><text:span text:style-name="T8"> </text:span></text:p>
          <text:p text:style-name="P19"/>
        </text:list-item>
      </text:list>
      <text:p text:style-name="P2">Conclusion :</text:p>
      <text:p text:style-name="P7"><text:tab/>The system we envisioned comes to practise, providing a centralized log inculcating all daily expenses. No or less <text:span text:style-name="T18">manual calculations are required by the user, with efficient and user friendly interface. </text:span>This system will be used by <text:span text:style-name="T19">user</text:span> to control their Income-Expense from Day-to-Day to Yearly Basics. And to keep a watch on their expense.</text:p>
      <text:p text:style-name="P12"/>
      <text:p text:style-name="P12"/>
      <text:p text:style-name="P12"/>
      <text:p text:style-name="P12"/>
      <text:p text:style-name="P12"><draw:custom-shape text:anchor-type="paragraph" draw:z-index="0" draw:name="Shape1" draw:style-name="gr1" draw:text-style-name="P24" svg:width="2.303cm" svg:height="2.303cm" svg:x="-1.191cm" svg:y="8.393cm"><text:p text:style-name="P24"><text:span text:style-name="T22">Use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" draw:style-name="gr2" svg:width="3.07cm" svg:height="0.08cm" svg:x="1.111cm" svg:y="9.504cm"><text:p/><draw:enhanced-geometry svg:viewBox="0 0 21600 21600" draw:text-areas="0 ?f0 ?f5 ?f2" draw:type="right-arrow" draw:modifiers="16376.7949454337 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2" draw:name="Shape2" draw:style-name="gr3" draw:text-style-name="P25" svg:x1="15.981cm" svg:y1="17.441cm" svg:x2="4.26cm" svg:y2="17.573cm"><text:p/></draw:line><draw:line text:anchor-type="paragraph" draw:z-index="3" draw:name="Shape3" draw:style-name="gr3" draw:text-style-name="P25" svg:x1="4.26cm" svg:y1="17.574cm" svg:x2="4.26cm" svg:y2="1.699cm"><text:p/></draw:line><draw:line text:anchor-type="paragraph" draw:z-index="4" draw:name="Shape4" draw:style-name="gr3" draw:text-style-name="P25" svg:x1="4.26cm" svg:y1="1.699cm" svg:x2="16.51cm" svg:y2="1.487cm"><text:p/></draw:line><draw:line text:anchor-type="paragraph" draw:z-index="5" draw:name="Shape5" draw:style-name="gr3" draw:text-style-name="P25" svg:x1="16.51cm" svg:y1="1.487cm" svg:x2="16.563cm" svg:y2="17.415cm"><text:p/></draw:line><draw:line text:anchor-type="paragraph" draw:z-index="6" draw:name="Shape6" draw:style-name="gr3" draw:text-style-name="P25" svg:x1="15.981cm" svg:y1="17.441cm" svg:x2="16.563cm" svg:y2="17.415cm"><text:p/></draw:line><draw:custom-shape text:anchor-type="paragraph" draw:z-index="7" draw:name="Shape7" draw:style-name="gr4" draw:text-style-name="P28" svg:width="3.546cm" svg:height="2.541cm" svg:x="4.63cm" svg:y="3.895cm"><text:p text:style-name="P26"><text:span text:style-name="T23">User</text:span></text:p><text:p text:style-name="P27"><text:span text:style-name="T23">Authenticatio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9" draw:style-name="gr5" draw:text-style-name="P25" svg:width="3.784cm" svg:height="4.552cm" svg:x="12.409cm" svg:y="4.212cm"><text:p text:style-name="P25"><text:span text:style-name="T23">Functions :</text:span></text:p><text:p text:style-name="P25"><text:span text:style-name="T23">Add Expenses</text:span></text:p><text:p text:style-name="P25"><text:span text:style-name="T23">Add Bill</text:span></text:p><text:p text:style-name="P25"><text:span text:style-name="T23">Delete</text:span></text:p><text:p text:style-name="P25"><text:span text:style-name="T23">Modify</text:span></text:p><text:p text:style-name="P25"><text:span text:style-name="T23">Etc...</text:span></text:p><text:p text:style-name="P25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0" draw:style-name="gr6" draw:text-style-name="P29" svg:width="3.255cm" svg:height="2.62cm" svg:x="8.493cm" svg:y="9.583cm"><text:p text:style-name="P29"><text:span text:style-name="T24">Database</text:span></text:p><text:p text:style-name="P29"><text:span text:style-name="T24">Repository</text:span></text:p><text:p text:style-name="P29"><text:span text:style-name="T24"/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1" draw:style-name="gr7" draw:text-style-name="P29" svg:width="3.97cm" svg:height="3.149cm" svg:x="4.921cm" svg:y="13.658cm"><text:p text:style-name="P29"><text:span text:style-name="T24">Database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1" draw:name="Shape8" draw:style-name="gr3" draw:text-style-name="P25" svg:x1="6.482cm" svg:y1="3.895cm" svg:x2="12.753cm" svg:y2="2.175cm"><text:p/></draw:line><draw:line text:anchor-type="paragraph" draw:z-index="12" draw:name="Shape12" draw:style-name="gr3" draw:text-style-name="P25" svg:x1="12.753cm" svg:y1="2.175cm" svg:x2="14.658cm" svg:y2="4.212cm"><text:p/></draw:line><draw:line text:anchor-type="paragraph" draw:z-index="13" draw:name="Shape13" draw:style-name="gr3" draw:text-style-name="P25" svg:x1="12.409cm" svg:y1="6.223cm" svg:x2="10.028cm" svg:y2="7.493cm"><text:p/></draw:line><draw:line text:anchor-type="paragraph" draw:z-index="14" draw:name="Shape14" draw:style-name="gr3" draw:text-style-name="P25" svg:x1="10.028cm" svg:y1="7.493cm" svg:x2="10.028cm" svg:y2="9.583cm"><text:p/></draw:line><draw:line text:anchor-type="paragraph" draw:z-index="15" draw:name="Shape15" draw:style-name="gr3" draw:text-style-name="P25" svg:x1="8.494cm" svg:y1="11.964cm" svg:x2="6.668cm" svg:y2="13.657cm"><text:p/></draw:lin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ail" svg:font-family="Arail"/>
    <style:font-face style:name="Symbol" svg:font-family="Symbol"/>
    <style:font-face style:name="Courier New" svg:font-family="'Courier New'" style:font-family-generic="modern"/>
    <style:font-face style:name="Arial" svg:font-family="Arial" style:font-family-generic="swiss"/>
    <style:font-face style:name="Calibri1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alibri2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family-generic="modern" style:font-name-complex="Courier New2" style:font-family-complex="'Courier New'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373737" style:font-name="Symbol" fo:font-family="Symbol" fo:font-size="14pt" style:font-size-asian="14pt" style:font-name-complex="Symbol" style:font-family-complex="Symbol" style:font-size-complex="14pt"/>
    </style:style>
    <style:style style:name="WW8Num2z1" style:family="text">
      <style:text-properties style:font-name="Calibri1" fo:font-family="Calibri" style:font-family-generic="swiss" style:font-name-complex="Calibri2" style:font-family-complex="Calibri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pitch-complex="variable"/>
    </style:style>
    <style:style style:name="ListLabel_20_2" style:display-name="ListLabel 2" style:family="text">
      <style:text-properties style:font-name-asian="Calibri2" style:font-family-asian="Calibri" style:font-pitch-asian="variable" style:font-name-complex="Calibri2" style:font-family-complex="Calibri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1"/>
      </text:list-level-style-bullet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2:47:18.263641569</meta:creation-date>
    <meta:editing-cycles>2</meta:editing-cycles>
    <meta:editing-duration>PT8M3S</meta:editing-duration>
    <meta:generator>LibreOffice/5.1.6.2$Linux_X86_64 LibreOffice_project/10m0$Build-2</meta:generator>
    <dc:date>2017-09-13T13:18:42.041565974</dc:date>
    <meta:document-statistic meta:table-count="0" meta:image-count="0" meta:object-count="0" meta:page-count="3" meta:paragraph-count="26" meta:word-count="397" meta:character-count="2313" meta:non-whitespace-character-count="19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